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0fcac2" officeooo:paragraph-rsid="0018ed41"/>
    </style:style>
    <style:style style:name="P2" style:family="paragraph" style:parent-style-name="Heading_20_1">
      <style:paragraph-properties fo:break-before="page"/>
      <style:text-properties officeooo:rsid="000fcac2" officeooo:paragraph-rsid="001a8de5"/>
    </style:style>
    <style:style style:name="P3" style:family="paragraph" style:parent-style-name="Heading_20_1">
      <style:paragraph-properties fo:break-before="page"/>
      <style:text-properties officeooo:rsid="000fcac2" officeooo:paragraph-rsid="001cc646"/>
    </style:style>
    <style:style style:name="P4" style:family="paragraph" style:parent-style-name="Heading_20_3">
      <style:text-properties officeooo:rsid="000fcac2" officeooo:paragraph-rsid="0018ed41"/>
    </style:style>
    <style:style style:name="P5" style:family="paragraph" style:parent-style-name="Heading_20_3">
      <style:text-properties officeooo:rsid="0011b6fa" officeooo:paragraph-rsid="001a8de5"/>
    </style:style>
    <style:style style:name="P6" style:family="paragraph" style:parent-style-name="Heading_20_3">
      <style:text-properties officeooo:rsid="0011b6fa" officeooo:paragraph-rsid="001cc646"/>
    </style:style>
    <style:style style:name="P7" style:family="paragraph" style:parent-style-name="Standard" style:list-style-name="L3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italic" officeooo:rsid="00136743" officeooo:paragraph-rsid="001a8de5" style:letter-kerning="false" style:language-asian="en" style:country-asian="US" style:font-style-asian="italic" style:language-complex="ar" style:country-complex="SA" style:font-style-complex="italic"/>
    </style:style>
    <style:style style:name="P8" style:family="paragraph" style:parent-style-name="Standard" style:list-style-name="L3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officeooo:rsid="00136743" officeooo:paragraph-rsid="001a8de5" style:letter-kerning="false" style:language-asian="en" style:country-asian="US" style:language-complex="ar" style:country-complex="SA"/>
    </style:style>
    <style:style style:name="P9" style:family="paragraph" style:parent-style-name="Standard" style:list-style-name="L7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officeooo:rsid="00136743" officeooo:paragraph-rsid="001cc646" style:letter-kerning="false" style:language-asian="en" style:country-asian="US" style:language-complex="ar" style:country-complex="SA"/>
    </style:style>
    <style:style style:name="P10" style:family="paragraph" style:parent-style-name="Standard" style:list-style-name="L9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officeooo:rsid="00136743" officeooo:paragraph-rsid="001cc646" style:letter-kerning="false" style:language-asian="en" style:country-asian="US" style:language-complex="ar" style:country-complex="SA"/>
    </style:style>
    <style:style style:name="P11" style:family="paragraph" style:parent-style-name="Standard" style:list-style-name="L9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normal" officeooo:rsid="00136743" officeooo:paragraph-rsid="001cc646" style:letter-kerning="false" style:language-asian="en" style:country-asian="US" style:font-style-asian="normal" style:language-complex="ar" style:country-complex="SA" style:font-style-complex="normal"/>
    </style:style>
    <style:style style:name="P12" style:family="paragraph" style:parent-style-name="Standard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normal" officeooo:rsid="000fcac2" officeooo:paragraph-rsid="001cc646" style:letter-kerning="false" style:language-asian="en" style:country-asian="US" style:font-style-asian="normal" style:language-complex="ar" style:country-complex="SA" style:font-style-complex="normal"/>
    </style:style>
    <style:style style:name="P13" style:family="paragraph" style:parent-style-name="Standard" style:list-style-name="L9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normal" officeooo:paragraph-rsid="001cc646" style:letter-kerning="false" style:language-asian="en" style:country-asian="US" style:font-style-asian="normal" style:language-complex="ar" style:country-complex="SA" style:font-style-complex="normal"/>
    </style:style>
    <style:style style:name="P14" style:family="paragraph" style:parent-style-name="Standard" style:list-style-name="L7">
      <style:paragraph-properties fo:margin-top="0cm" fo:margin-bottom="0.282cm" style:contextual-spacing="false" fo:text-align="start" style:justify-single-word="false" fo:orphans="0" fo:widows="0" style:writing-mode="lr-tb"/>
      <style:text-properties officeooo:rsid="00136743" officeooo:paragraph-rsid="001cc646"/>
    </style:style>
    <style:style style:name="P15" style:family="paragraph" style:parent-style-name="Text_20_body">
      <style:text-properties officeooo:rsid="000fcac2" officeooo:paragraph-rsid="0018ed41"/>
    </style:style>
    <style:style style:name="P16" style:family="paragraph" style:parent-style-name="Text_20_body" style:list-style-name="L6">
      <style:text-properties officeooo:rsid="000fcac2" officeooo:paragraph-rsid="001a8de5"/>
    </style:style>
    <style:style style:name="P17" style:family="paragraph" style:parent-style-name="Text_20_body">
      <style:text-properties officeooo:rsid="000fcac2" officeooo:paragraph-rsid="001a8de5"/>
    </style:style>
    <style:style style:name="P18" style:family="paragraph" style:parent-style-name="Text_20_body">
      <style:text-properties officeooo:rsid="000fcac2" officeooo:paragraph-rsid="001cc646"/>
    </style:style>
    <style:style style:name="P19" style:family="paragraph" style:parent-style-name="Text_20_body">
      <style:text-properties officeooo:paragraph-rsid="0018ed41"/>
    </style:style>
    <style:style style:name="P20" style:family="paragraph" style:parent-style-name="Text_20_body" style:list-style-name="L2">
      <style:text-properties officeooo:rsid="0018ed41" officeooo:paragraph-rsid="0018ed41"/>
    </style:style>
    <style:style style:name="P21" style:family="paragraph" style:parent-style-name="Text_20_body" style:list-style-name="L2">
      <style:text-properties officeooo:rsid="001a8de5" officeooo:paragraph-rsid="001a8de5"/>
    </style:style>
    <style:style style:name="P22" style:family="paragraph" style:parent-style-name="Text_20_body">
      <style:text-properties officeooo:rsid="001a8de5" officeooo:paragraph-rsid="001a8de5"/>
    </style:style>
    <style:style style:name="P23" style:family="paragraph" style:parent-style-name="Text_20_body" style:list-style-name="L4">
      <style:text-properties officeooo:rsid="001a8de5" officeooo:paragraph-rsid="001a8de5"/>
    </style:style>
    <style:style style:name="P24" style:family="paragraph" style:parent-style-name="Text_20_body" style:list-style-name="L1">
      <style:text-properties officeooo:rsid="001a8de5" officeooo:paragraph-rsid="001a8de5"/>
    </style:style>
    <style:style style:name="P25" style:family="paragraph" style:parent-style-name="Text_20_body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italic" officeooo:rsid="0011b6fa" officeooo:paragraph-rsid="001a8de5" style:letter-kerning="false" style:language-asian="en" style:country-asian="US" style:font-style-asian="italic" style:language-complex="ar" style:country-complex="SA" style:font-style-complex="italic"/>
    </style:style>
    <style:style style:name="P26" style:family="paragraph" style:parent-style-name="Text_20_body" style:list-style-name="L6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italic" officeooo:rsid="0011b6fa" officeooo:paragraph-rsid="001a8de5" style:letter-kerning="false" style:language-asian="en" style:country-asian="US" style:font-style-asian="italic" style:language-complex="ar" style:country-complex="SA" style:font-style-complex="italic"/>
    </style:style>
    <style:style style:name="P27" style:family="paragraph" style:parent-style-name="Text_20_body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normal" officeooo:rsid="000fcac2" officeooo:paragraph-rsid="001cc646" style:letter-kerning="false" style:language-asian="en" style:country-asian="US" style:font-style-asian="normal" style:language-complex="ar" style:country-complex="SA" style:font-style-complex="normal"/>
    </style:style>
    <style:style style:name="P28" style:family="paragraph" style:parent-style-name="Text_20_body" style:list-style-name="L8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normal" officeooo:rsid="001cc646" officeooo:paragraph-rsid="001cc646" style:letter-kerning="false" style:language-asian="en" style:country-asian="US" style:font-style-asian="normal" style:language-complex="ar" style:country-complex="SA" style:font-style-complex="normal"/>
    </style:style>
    <style:style style:name="P29" style:family="paragraph" style:parent-style-name="Text_20_body">
      <style:paragraph-properties fo:margin-top="0cm" fo:margin-bottom="0.282cm" style:contextual-spacing="false" fo:text-align="start" style:justify-single-word="false" fo:orphans="0" fo:widows="0" style:writing-mode="lr-tb"/>
      <style:text-properties fo:language="en" fo:country="US" fo:font-style="normal" officeooo:rsid="001cc646" officeooo:paragraph-rsid="001cc646" style:letter-kerning="false" style:language-asian="en" style:country-asian="US" style:font-style-asian="normal" style:language-complex="ar" style:country-complex="SA" style:font-style-complex="normal"/>
    </style:style>
    <style:style style:name="P30" style:family="paragraph" style:parent-style-name="Text_20_body" style:list-style-name="L3">
      <style:text-properties officeooo:rsid="00136743" officeooo:paragraph-rsid="001a8de5"/>
    </style:style>
    <style:style style:name="P31" style:family="paragraph" style:parent-style-name="Text_20_body">
      <style:text-properties officeooo:rsid="00136743" officeooo:paragraph-rsid="001a8de5"/>
    </style:style>
    <style:style style:name="P32" style:family="paragraph" style:parent-style-name="Text_20_body" style:list-style-name="L7">
      <style:text-properties officeooo:rsid="00136743" officeooo:paragraph-rsid="001cc646"/>
    </style:style>
    <style:style style:name="P33" style:family="paragraph" style:parent-style-name="Text_20_body">
      <style:text-properties officeooo:rsid="00136743" officeooo:paragraph-rsid="001cc646"/>
    </style:style>
    <style:style style:name="P34" style:family="paragraph" style:parent-style-name="Text_20_body" style:list-style-name="L9">
      <style:text-properties officeooo:rsid="00136743" officeooo:paragraph-rsid="001cc646"/>
    </style:style>
    <style:style style:name="P35" style:family="paragraph" style:parent-style-name="Text_20_body">
      <style:text-properties officeooo:paragraph-rsid="001a8de5"/>
    </style:style>
    <style:style style:name="P36" style:family="paragraph" style:parent-style-name="Text_20_body" style:list-style-name="L6">
      <style:text-properties officeooo:rsid="0011b6fa" officeooo:paragraph-rsid="001a8de5"/>
    </style:style>
    <style:style style:name="P37" style:family="paragraph" style:parent-style-name="Text_20_body" style:list-style-name="L1">
      <style:text-properties officeooo:rsid="001b7753" officeooo:paragraph-rsid="001b7753"/>
    </style:style>
    <style:style style:name="P38" style:family="paragraph" style:parent-style-name="Text_20_body" style:list-style-name="L1">
      <style:text-properties officeooo:rsid="001cc646" officeooo:paragraph-rsid="001cc646"/>
    </style:style>
    <style:style style:name="P39" style:family="paragraph" style:parent-style-name="Text_20_body">
      <style:text-properties officeooo:paragraph-rsid="001cc646"/>
    </style:style>
    <style:style style:name="T1" style:family="text">
      <style:text-properties officeooo:rsid="001a8de5"/>
    </style:style>
    <style:style style:name="T2" style:family="text">
      <style:text-properties officeooo:rsid="0011b6fa"/>
    </style:style>
    <style:style style:name="T3" style:family="text">
      <style:text-properties officeooo:rsid="001b7753"/>
    </style:style>
    <style:style style:name="T4" style:family="text">
      <style:text-properties officeooo:rsid="001cc646"/>
    </style:style>
    <style:style style:name="T5" style:family="text">
      <style:text-properties fo:language="en" fo:country="US" style:letter-kerning="false" style:language-asian="en" style:country-asian="US" style:language-complex="ar" style:country-complex="SA"/>
    </style:style>
    <style:style style:name="T6" style:family="text">
      <style:text-properties fo:language="en" fo:country="US" fo:font-style="normal" style:letter-kerning="false" style:language-asian="en" style:country-asian="US" style:font-style-asian="normal" style:language-complex="ar" style:country-complex="SA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enario 1:</text:h>
      <text:h text:style-name="P4" text:outline-level="3">Vulnerable Service Exploitation</text:h>
      <text:p text:style-name="P19"/>
      <text:p text:style-name="P15">RED TEAM</text:p>
      <text:p text:style-name="P15">Goals:</text:p>
      <text:list xml:id="list1238299984" text:style-name="L2">
        <text:list-item>
          <text:p text:style-name="P20">Attacker should perform enumeration/recon on target</text:p>
        </text:list-item>
        <text:list-item>
          <text:p text:style-name="P20">Attacker should see an service on port 6969 (vulnerable jenkins)</text:p>
        </text:list-item>
        <text:list-item>
          <text:p text:style-name="P20">Attacker should discover that there is no authentication required</text:p>
        </text:list-item>
        <text:list-item>
          <text:p text:style-name="P21">Attacker should then launch MSF and search for the jenkins_console_exec</text:p>
        </text:list-item>
        <text:list-item>
          <text:p text:style-name="P21">Attacker should fill out required options and attempt to run the exploit</text:p>
        </text:list-item>
        <text:list-item>
          <text:p text:style-name="P21">exploit should fail so manual exploitation required</text:p>
        </text:list-item>
        <text:list-item>
          <text:p text:style-name="P20">Attacker should then traverse to the “Manage Jenkins” → “Script Console”</text:p>
        </text:list-item>
        <text:list-item>
          <text:p text:style-name="P20">Attacker then should find a reverse shell written in <text:span text:style-name="T1">groovy </text:span></text:p>
        </text:list-item>
        <text:list-item>
          <text:p text:style-name="P21">connect to reverse shell and running whoami should show NT AUTHORITY\SYSTEM</text:p>
        </text:list-item>
      </text:list>
      <text:p text:style-name="P22">Tools:</text:p>
      <text:list xml:id="list2753333218" text:style-name="L4">
        <text:list-item>
          <text:p text:style-name="P23">nc</text:p>
        </text:list-item>
        <text:list-item>
          <text:p text:style-name="P23">msf</text:p>
        </text:list-item>
        <text:list-item>
          <text:p text:style-name="P23">nmap</text:p>
        </text:list-item>
      </text:list>
      <text:p text:style-name="P22"/>
      <text:p text:style-name="P22">Blue Team</text:p>
      <text:p text:style-name="P31">Goal:</text:p>
      <text:list xml:id="list3045216952" text:style-name="L3">
        <text:list-item>
          <text:p text:style-name="P30">Detect any exploit attempts against services running</text:p>
        </text:list-item>
        <text:list-item>
          <text:p text:style-name="P8">Check for the suspicious process using tools such as ProcExp and Task Manager, terminate if needed</text:p>
        </text:list-item>
        <text:list-item>
          <text:p text:style-name="P8">Watch the splunk alerts console for incoming alerts.</text:p>
        </text:list-item>
        <text:list-item>
          <text:p text:style-name="P7">Source=”WinEventLog::security” EventCode=4688 “PowerShell”</text:p>
        </text:list-item>
      </text:list>
      <text:h text:style-name="P2" text:outline-level="1">Scenario 2</text:h>
      <text:h text:style-name="P5" text:outline-level="3">SQL injection</text:h>
      <text:p text:style-name="P35"/>
      <text:p text:style-name="P17">RED TEAM</text:p>
      <text:p text:style-name="P17">Goals:</text:p>
      <text:list xml:id="list49713084" text:style-name="L1">
        <text:list-item>
          <text:p text:style-name="P24">Attacker should run new nmap scan or refer to previous one </text:p>
        </text:list-item>
        <text:list-item>
          <text:p text:style-name="P24">Attacker should go to the DVWA application <text:span text:style-name="T3">and navigate to SQLi page</text:span></text:p>
        </text:list-item>
        <text:list-item>
          <text:p text:style-name="P37"><text:span text:style-name="T4">A</text:span>ttacker <text:span text:style-name="T4">should either try manual or or automated exploit using sql</text:span></text:p>
        </text:list-item>
        <text:list-item>
          <text:p text:style-name="P38">If using sqlmap capture request using burpsuite</text:p>
        </text:list-item>
        <text:list-item>
          <text:p text:style-name="P38">Attack should be able to dump the user table as well as crack the passwords</text:p>
        </text:list-item>
      </text:list>
      <text:p text:style-name="P17">Tools:</text:p>
      <text:list xml:id="list1700029136" text:style-name="L6">
        <text:list-item>
          <text:p text:style-name="P16">NMAP</text:p>
        </text:list-item>
        <text:list-item>
          <text:p text:style-name="P36">SQLmap</text:p>
        </text:list-item>
        <text:list-item>
          <text:p text:style-name="P26">Burpsuite</text:p>
        </text:list-item>
      </text:list>
      <text:p text:style-name="P25"/>
      <text:p text:style-name="P18">BLUE TEAM</text:p>
      <text:p text:style-name="P33">Goal</text:p>
      <text:list xml:id="list279896443" text:style-name="L7">
        <text:list-item>
          <text:p text:style-name="P32">Detect SQLi attempts</text:p>
        </text:list-item>
        <text:list-item>
          <text:p text:style-name="P9">Watch the splunk alerts console for incoming alerts.</text:p>
        </text:list-item>
        <text:list-item>
          <text:p text:style-name="P14"><text:span text:style-name="T5">O</text:span><text:span text:style-name="T6">n receiving a “Potential SQLi Attempt” alert, review logs in splunk to find any potentially suspicious activity.</text:span></text:p>
        </text:list-item>
        <text:list-item>
          <text:p text:style-name="P14"><text:span text:style-name="T6">Look for suspicious sql queries</text:span></text:p>
        </text:list-item>
      </text:list>
      <text:p text:style-name="P12"/>
      <text:p text:style-name="P12"/>
      <text:p text:style-name="P12"/>
      <text:h text:style-name="P3" text:outline-level="1">Scenario <text:span text:style-name="T2">3</text:span></text:h>
      <text:h text:style-name="P6" text:outline-level="3">File Upload</text:h>
      <text:p text:style-name="P39"/>
      <text:p text:style-name="P18">RED TEAM</text:p>
      <text:p text:style-name="P27">Goals:</text:p>
      <text:list xml:id="list2898299596" text:style-name="L8">
        <text:list-item>
          <text:p text:style-name="P28">Attacker should perform new or refer to previous nmap scan</text:p>
        </text:list-item>
        <text:list-item>
          <text:p text:style-name="P28">Attacker should navigate to to DVWA and the file upload </text:p>
        </text:list-item>
        <text:list-item>
          <text:p text:style-name="P28">Attacker should check that the backend is running php</text:p>
        </text:list-item>
        <text:list-item>
          <text:p text:style-name="P28">Attacker should attempt to upload a file and notice only image files are allowed</text:p>
        </text:list-item>
        <text:list-item>
          <text:p text:style-name="P28">Attacker should change the php reverse shell to php.jpeg</text:p>
        </text:list-item>
        <text:list-item>
          <text:p text:style-name="P28">Attacker should upload file, intercept request and change the file extension back to .php</text:p>
        </text:list-item>
        <text:list-item>
          <text:p text:style-name="P28">catch reverse shell and should be NT AUTHORITY/SYSTEM</text:p>
        </text:list-item>
      </text:list>
      <text:p text:style-name="P29"/>
      <text:p text:style-name="P18">BLUE TEAM</text:p>
      <text:p text:style-name="P33">Goals</text:p>
      <text:list xml:id="list35863556" text:style-name="L9">
        <text:list-item>
          <text:p text:style-name="P34">Detect malicious file uploads</text:p>
        </text:list-item>
        <text:list-item>
          <text:p text:style-name="P10">Watch the splunk alerts console for incoming alerts.</text:p>
        </text:list-item>
        <text:list-item>
          <text:p text:style-name="P13">On receiving a “Potentially Malicious Upload Access” alert, review logs in splunk to find any potentially suspicious activity.</text:p>
        </text:list-item>
        <text:list-item>
          <text:p text:style-name="P11">Flag any potential malicious fil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08:38:46.265351435</meta:creation-date>
    <dc:date>2023-11-22T09:19:35.682364619</dc:date>
    <meta:editing-duration>PT10M18S</meta:editing-duration>
    <meta:editing-cycles>1</meta:editing-cycles>
    <meta:document-statistic meta:table-count="0" meta:image-count="0" meta:object-count="0" meta:page-count="3" meta:paragraph-count="59" meta:word-count="396" meta:character-count="2307" meta:non-whitespace-character-count="2006"/>
    <meta:generator>LibreOffice/7.3.7.2$Linux_X86_64 LibreOffice_project/30$Build-2</meta:generator>
  </office:meta>
</office:document-meta>
</file>